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06fc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 fo:font-weight="bold" officeooo:rsid="001c06fc" style:font-weight-asian="bold" style:font-weight-complex="bold"/>
    </style:style>
    <style:style style:name="T2" style:family="text">
      <style:text-properties officeooo:rsid="001c0f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IV</text:span></text:p>
      <text:p text:style-name="Standard"/>
      <text:p text:style-name="Standard"/>
      <text:p text:style-name="Standard"/>
      <text:p text:style-name="Standard">For a high-end desktop build that can handle anything from gaming at 4K, video editing, 3D rendering, and AI development, here are the maximum specifications for maximum performance:</text:p>
      <text:p text:style-name="Standard">Maximum Desktop Computer Specifications</text:p>
      <text:p text:style-name="Standard">1. Processor (CPU)</text:p>
      <text:p text:style-name="Standard"/>
      <text:p text:style-name="Standard"><text:s text:c="4"/>Model: Intel Core i9-13900K / AMD Ryzen 9 7950X</text:p>
      <text:p text:style-name="Standard"><text:s text:c="4"/>Cores/Threads: 24 cores (8 Performance cores + 16 Efficient cores) / 32 threads (Intel) or 16 cores / 32 threads (AMD)</text:p>
      <text:p text:style-name="Standard"><text:s text:c="4"/>Base Clock: 3.0 GHz (Intel), 3.4 GHz (AMD)</text:p>
      <text:p text:style-name="Standard"><text:s text:c="4"/>Max Boost Clock: 5.8 GHz (Intel), 5.7 GHz (AMD)</text:p>
      <text:p text:style-name="Standard"><text:s text:c="4"/>Cache: 36MB (Intel), 64MB (AMD)</text:p>
      <text:p text:style-name="Standard"><text:s text:c="4"/>Architecture: Intel 10nm Raptor Lake (Intel) / AMD 5nm Zen 4 (AMD)</text:p>
      <text:p text:style-name="Standard"/>
      <text:p text:style-name="Standard">2. Graphics Card (GPU)</text:p>
      <text:p text:style-name="Standard"/>
      <text:p text:style-name="Standard"><text:s text:c="4"/>Model: NVIDIA GeForce RTX <text:span text:style-name="T2">5</text:span>090 / AMD Radeon RX 7900 XTX</text:p>
      <text:p text:style-name="Standard"><text:s text:c="4"/>VRAM: 24 GB GDDR6X (NVIDIA) / 24 GB GDDR6 (AMD)</text:p>
      <text:p text:style-name="Standard"><text:s text:c="4"/>Ray Tracing: Yes (For real-time ray tracing in games, simulations, and content creation)</text:p>
      <text:p text:style-name="Standard"><text:s text:c="4"/>Ports: 3x DisplayPort, 1x HDMI 2.1</text:p>
      <text:p text:style-name="Standard"><text:s text:c="4"/>Performance: Capable of 4K gaming at ultra settings, VR, and demanding tasks like 3D modeling and rendering</text:p>
      <text:p text:style-name="Standard"/>
      <text:p text:style-name="Standard">3. Memory (RAM)</text:p>
      <text:p text:style-name="Standard"/>
      <text:p text:style-name="Standard"><text:s text:c="4"/>Capacity: 64 GB DDR5 (2 x 32 GB)</text:p>
      <text:p text:style-name="Standard"><text:s text:c="4"/>Speed: 6000 MHz (DDR5)</text:p>
      <text:p text:style-name="Standard"><text:s text:c="4"/>Type: DDR5 (for superior bandwidth and performance, especially in multitasking and memory-intensive applications)</text:p>
      <text:p text:style-name="Standard"><text:s text:c="4"/>Form Factor: UDIMM</text:p>
      <text:p text:style-name="Standard"><text:s text:c="4"/>Expandable Up to: 128 GB (depending on motherboard and needs)</text:p>
      <text:p text:style-name="Standard"/>
      <text:p text:style-name="Standard">4. Storage</text:p>
      <text:p text:style-name="Standard"/>
      <text:p text:style-name="Standard"><text:s text:c="4"/>Primary Drive: 2 TB NVMe SSD (PCIe Gen 4.0 or Gen 5.0, depending on motherboard)</text:p>
      <text:p text:style-name="Standard"><text:s text:c="8"/>Example: Samsung 980 Pro, Western Digital Black SN850X</text:p>
      <text:p text:style-name="Standard"><text:s text:c="4"/>Secondary Drive: 4 TB NVMe SSD or 8 TB HDD (for high-capacity storage)</text:p>
      <text:p text:style-name="Standard"><text:s text:c="4"/>Additional Drives: Extra M.2 slots for expansion, depending on motherboard</text:p>
      <text:p text:style-name="Standard"><text:s text:c="8"/>Optional RAID setup for redundancy or ultra-fast read/write speeds</text:p>
      <text:p text:style-name="Standard"/>
      <text:p text:style-name="Standard">5. Motherboard</text:p>
      <text:p text:style-name="Standard"/>
      <text:p text:style-name="Standard"><text:s text:c="4"/>Chipset: Intel Z790 / AMD X670E</text:p>
      <text:p text:style-name="Standard"><text:s text:c="4"/>Socket: LGA 1700 (Intel) / AM5 (AMD)</text:p>
      <text:p text:style-name="Standard"><text:s text:c="4"/>Form Factor: E-ATX or ATX (for better expansion and cooling)</text:p>
      <text:p text:style-name="Standard"><text:s text:c="4"/>Expansion Slots: 1 x PCIe 5.0 x16, 2 x PCIe 4.0 x16 (or x8), 2 x PCIe 4.0 x1</text:p>
      <text:p text:style-name="Standard"><text:soft-page-break/><text:s text:c="4"/>Storage: M.2 NVMe slots (at least 2 or 3), SATA ports (6 or more)</text:p>
      <text:p text:style-name="Standard"><text:s text:c="4"/>Networking: Built-in Wi-Fi 6E, 10 Gigabit Ethernet (optional)</text:p>
      <text:p text:style-name="Standard"><text:s text:c="4"/>Other Features: Support for Thunderbolt 4, USB 4.0, front panel USB Type-C</text:p>
      <text:p text:style-name="Standard"/>
      <text:p text:style-name="Standard">6. Power Supply</text:p>
      <text:p text:style-name="Standard"/>
      <text:p text:style-name="Standard"><text:s text:c="4"/>Wattage: 1000W or 1200W Platinum-rated (80+ Platinum or Titanium for top efficiency)</text:p>
      <text:p text:style-name="Standard"><text:s text:c="4"/>Efficiency: 92-94% efficient (for minimizing energy waste and heat generation)</text:p>
      <text:p text:style-name="Standard"><text:s text:c="4"/>Modularity: Fully modular for easier cable management and airflow</text:p>
      <text:p text:style-name="Standard"/>
      <text:p text:style-name="Standard">7. Cooling</text:p>
      <text:p text:style-name="Standard"/>
      <text:p text:style-name="Standard"><text:s text:c="4"/>CPU Cooler: Custom Water Cooling Loop (for best thermal management in a high-performance setup) or High-end AIO Cooler (e.g., Corsair iCUE H150i Elite or NZXT Kraken Z73)</text:p>
      <text:p text:style-name="Standard"><text:s text:c="4"/>Case Fans: 5 to 7 x 120mm / 140mm fans (RGB optional) for optimal airflow</text:p>
      <text:p text:style-name="Standard"><text:s text:c="8"/>3 x Front intake fans</text:p>
      <text:p text:style-name="Standard"><text:s text:c="8"/>2 x Top exhaust fans</text:p>
      <text:p text:style-name="Standard"><text:s text:c="8"/>1 x Rear exhaust fan</text:p>
      <text:p text:style-name="Standard"><text:s text:c="4"/>Radiator: 360mm or 420mm radiator for optimal cooling if using custom water cooling</text:p>
      <text:p text:style-name="Standard"/>
      <text:p text:style-name="Standard">8. Case</text:p>
      <text:p text:style-name="Standard"/>
      <text:p text:style-name="Standard"><text:s text:c="4"/>Form Factor: Full Tower (for maximum space and airflow)</text:p>
      <text:p text:style-name="Standard"><text:s text:c="4"/>Material: Tempered Glass or Aluminum (for aesthetics and heat dissipation)</text:p>
      <text:p text:style-name="Standard"><text:s text:c="4"/>Dimensions: 500mm x 230mm x 500mm (approx. depending on case)</text:p>
      <text:p text:style-name="Standard"><text:s text:c="4"/>Drive Bays: 4-6 x 3.5” HDD bays, 3-4 x 2.5” SSD bays</text:p>
      <text:p text:style-name="Standard"><text:s text:c="4"/>Ports:</text:p>
      <text:p text:style-name="Standard"><text:s text:c="8"/>4 x USB 3.2 (2 x Type-A, 2 x Type-C)</text:p>
      <text:p text:style-name="Standard"><text:s text:c="8"/>1 x USB 3.2 Gen 2x2 (for fast data transfer)</text:p>
      <text:p text:style-name="Standard"><text:s text:c="8"/>Audio In/Out</text:p>
      <text:p text:style-name="Standard"><text:s text:c="8"/>Power Button with RGB/LED control (optional)</text:p>
      <text:p text:style-name="Standard"/>
      <text:p text:style-name="Standard">9. Operating System</text:p>
      <text:p text:style-name="Standard"/>
      <text:p text:style-name="Standard"><text:s text:c="4"/>OS: Windows 11 Pro 64-bit (for full hardware compatibility and feature set)</text:p>
      <text:p text:style-name="Standard"><text:s text:c="4"/>Alternative: Linux (Ubuntu, Fedora, etc.) for those who prefer open-source or are running specialized software</text:p>
      <text:p text:style-name="Standard"/>
      <text:p text:style-name="Standard">10. Peripherals (Optional but Recommended)</text:p>
      <text:p text:style-name="Standard"/>
      <text:p text:style-name="Standard"><text:s text:c="4"/>Monitor: 32-inch 4K, 144Hz, IPS or OLED for color accuracy and smooth gameplay</text:p>
      <text:p text:style-name="Standard"><text:s text:c="4"/>Keyboard: Mechanical keyboard with Cherry MX switches (RGB or plain, depending on preference)</text:p>
      <text:p text:style-name="Standard"><text:s text:c="4"/>Mouse: High DPI optical gaming mouse (16,000 DPI or higher) for precision</text:p>
      <text:p text:style-name="Standard"><text:s text:c="4"/>Speakers/Headphones: High-quality speakers or premium noise-cancelling headphones (e.g., SteelSeries Arctis Pro, Sennheiser HD660S)</text:p>
      <text:p text:style-name="Standard"><text:s text:c="4"/>Headset: For communication in gaming or professional setups, consider a high-end gaming headset with surround sound</text:p>
      <text:p text:style-name="Standard"/>
      <text:p text:style-name="Standard">11. Connectivity</text:p>
      <text:p text:style-name="Standard"><text:soft-page-break/></text:p>
      <text:p text:style-name="Standard"><text:s text:c="4"/>Ethernet: 10 Gigabit Ethernet (for ultra-fast wired connection, especially in a workstation or server environment)</text:p>
      <text:p text:style-name="Standard"><text:s text:c="4"/>Wi-Fi: Wi-Fi 6E (for faster and more stable wireless connections, ideal for large file transfers and streaming)</text:p>
      <text:p text:style-name="Standard"><text:s text:c="4"/>Bluetooth: Bluetooth 5.2 or 5.3 (for wireless peripherals)</text:p>
      <text:p text:style-name="Standard"><text:s text:c="4"/>USB Ports:</text:p>
      <text:p text:style-name="Standard"><text:s text:c="8"/>6 x USB 3.2 Gen 2</text:p>
      <text:p text:style-name="Standard"><text:s text:c="8"/>2 x USB 3.2 Gen 1 (or USB-C)</text:p>
      <text:p text:style-name="Standard"><text:s text:c="8"/>2 x USB 2.0</text:p>
      <text:p text:style-name="Standard"><text:s text:c="4"/>Thunderbolt: Thunderbolt 4 (for high-speed external devices)</text:p>
      <text:p text:style-name="Standard"/>
      <text:p text:style-name="Standard">12. Security</text:p>
      <text:p text:style-name="Standard"/>
      <text:p text:style-name="Standard"><text:s text:c="4"/>TPM 2.0: Trusted Platform Module for hardware security (required for Windows 11)</text:p>
      <text:p text:style-name="Standard"><text:s text:c="4"/>BitLocker: Full disk encryption for sensitive data</text:p>
      <text:p text:style-name="Standard"><text:s text:c="4"/>Anti-virus: Third-party security software (Norton, Bitdefender, etc.)</text:p>
      <text:p text:style-name="Standard"/>
      <text:p text:style-name="Standard">Performance Overview</text:p>
      <text:p text:style-name="Standard"/>
      <text:p text:style-name="Standard">This configuration will allow you to:</text:p>
      <text:p text:style-name="Standard"/>
      <text:p text:style-name="Standard"><text:s text:c="4"/>Gaming: Run games at 4K resolution with ultra settings, enabling smooth performance even in demanding titles (e.g., Cyberpunk 2077, Red Dead Redemption 2, etc.).</text:p>
      <text:p text:style-name="Standard"><text:s text:c="4"/>Content Creation: Handle 4K video editing, 3D modeling, motion graphics, and other professional applications (e.g., Adobe Premiere Pro, Blender, Autodesk Maya) with ease.</text:p>
      <text:p text:style-name="Standard"><text:s text:c="4"/>VR/AR: Run VR applications or Augmented Reality setups without lag or stutter.</text:p>
      <text:p text:style-name="Standard"><text:s text:c="4"/>Multi-Tasking: Run multiple applications simultaneously (e.g., web browser with 50+ tabs, media editing, and virtual machines).</text:p>
      <text:p text:style-name="Standard"><text:s text:c="4"/>AI &amp; Machine Learning: Train AI models and deep learning algorithms efficiently with the high-power CPU/GPU combination.</text:p>
      <text:p text:style-name="Standard"><text:s text:c="4"/>Future-Proof: The use of DDR5, PCIe Gen 4.0, and PCIe Gen 5.0 ensures that the system will be future-proof for several years to come.</text:p>
      <text:p text:style-name="Standard"/>
      <text:p text:style-name="Standard">Summary of Maximum Build</text:p>
      <text:p text:style-name="Standard"/>
      <text:p text:style-name="Standard"><text:s text:c="4"/>CPU: Intel Core i9-13900K / AMD Ryzen 9 7950X</text:p>
      <text:p text:style-name="Standard"><text:s text:c="4"/>GPU: NVIDIA GeForce RTX 4090 / AMD Radeon RX 7900 XTX</text:p>
      <text:p text:style-name="Standard"><text:s text:c="4"/>RAM: 64 GB DDR5 6000 MHz</text:p>
      <text:p text:style-name="Standard"><text:s text:c="4"/>Storage: 2 TB NVMe SSD + 4 TB HDD or additional NVMe drives</text:p>
      <text:p text:style-name="Standard"><text:s text:c="4"/>Power Supply: 1000W or 1200W Platinum-rated PSU</text:p>
      <text:p text:style-name="Standard"><text:s text:c="4"/>Cooling: Custom water cooling loop or AIO cooler</text:p>
      <text:p text:style-name="Standard"><text:s text:c="4"/>OS: Windows 11 Pro</text:p>
      <text:p text:style-name="Standard"><text:s text:c="4"/>Connectivity: 10 Gb Ethernet, Wi-Fi 6E, Thunderbolt 4, USB 3.2 Gen 2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6T13:44:20.326925345</meta:creation-date>
    <dc:date>2025-02-06T13:59:48.029181397</dc:date>
    <meta:editing-duration>PT15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96" meta:word-count="913" meta:character-count="5982" meta:non-whitespace-character-count="4805"/>
  </office:meta>
</office:document-meta>
</file>